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grid folder" table:style-name="ta1">
        <table:shapes>
          <draw:frame draw:z-index="0" draw:style-name="gr1" draw:text-style-name="P1" svg:width="6.298in" svg:height="3.5449in" svg:x="6.374in" svg:y="1.8406in">
            <draw:object draw:notify-on-update-of-ranges="'multigrid folder'.B4:'multigrid folder'.B10 'multigrid folder'.E4:'multigrid folder'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9.1925in" svg:y="5.5319in">
            <draw:object draw:notify-on-update-of-ranges="'multigrid folder'.C38:'multigrid folder'.C44 'multigrid folder'.F38:'multigrid folder'.F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*48" office:value-type="float" office:value="144" calcext:value-type="float">
            <text:p>144</text:p>
          </table:table-cell>
          <table:table-cell office:value-type="float" office:value="0.051" calcext:value-type="float">
            <text:p>0.051</text:p>
          </table:table-cell>
          <table:table-cell table:formula="of:=[.D4]/[.C4]/2" office:value-type="float" office:value="0.000177083333333333" calcext:value-type="float">
            <text:p>0.0001770833333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*192" office:value-type="float" office:value="576" calcext:value-type="float">
            <text:p>576</text:p>
          </table:table-cell>
          <table:table-cell office:value-type="float" office:value="0.173" calcext:value-type="float">
            <text:p>0.173</text:p>
          </table:table-cell>
          <table:table-cell table:formula="of:=[.D5]/[.C5]/2" office:value-type="float" office:value="0.000150173611111111" calcext:value-type="float">
            <text:p>0.00015017361111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*768" office:value-type="float" office:value="2304" calcext:value-type="float">
            <text:p>2304</text:p>
          </table:table-cell>
          <table:table-cell office:value-type="float" office:value="0.309" calcext:value-type="float">
            <text:p>0.309</text:p>
          </table:table-cell>
          <table:table-cell table:formula="of:=[.D6]/[.C6]/2" office:value-type="float" office:value="0.0000670572916666667" calcext:value-type="float">
            <text:p>6.70572916666667E-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*3072" office:value-type="float" office:value="9216" calcext:value-type="float">
            <text:p>9216</text:p>
          </table:table-cell>
          <table:table-cell office:value-type="float" office:value="1.23" calcext:value-type="float">
            <text:p>1.23</text:p>
          </table:table-cell>
          <table:table-cell table:formula="of:=[.D7]/[.C7]/2" office:value-type="float" office:value="0.0000667317708333333" calcext:value-type="float">
            <text:p>6.67317708333333E-0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*12288" office:value-type="float" office:value="36864" calcext:value-type="float">
            <text:p>36864</text:p>
          </table:table-cell>
          <table:table-cell office:value-type="float" office:value="4.07" calcext:value-type="float">
            <text:p>4.07</text:p>
          </table:table-cell>
          <table:table-cell table:formula="of:=[.D8]/[.C8]/2" office:value-type="float" office:value="0.0000552029079861111" calcext:value-type="float">
            <text:p>5.52029079861111E-0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3*49152" office:value-type="float" office:value="147456" calcext:value-type="float">
            <text:p>147456</text:p>
          </table:table-cell>
          <table:table-cell office:value-type="float" office:value="15.79" calcext:value-type="float">
            <text:p>15.79</text:p>
          </table:table-cell>
          <table:table-cell table:formula="of:=[.D9]/[.C9]/2" office:value-type="float" office:value="0.0000535413953993055" calcext:value-type="float">
            <text:p>5.35413953993055E-0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3*196608" office:value-type="float" office:value="589824" calcext:value-type="float">
            <text:p>589824</text:p>
          </table:table-cell>
          <table:table-cell office:value-type="float" office:value="63.92" calcext:value-type="float">
            <text:p>63.92</text:p>
          </table:table-cell>
          <table:table-cell table:formula="of:=[.D10]/[.C10]/2" office:value-type="float" office:value="0.0000541856553819444" calcext:value-type="float">
            <text:p>5.41856553819444E-05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ed-up</text:p>
          </table:table-cell>
          <table:table-cell table:formula="of:=MAX([.E4:.E10])/MIN([.E4:.E10])" office:value-type="float" office:value="3.30740975300823" calcext:value-type="float">
            <text:p>3.30740975300823</text:p>
          </table:table-cell>
          <table:table-cell/>
        </table:table-row>
        <table:table-row table:style-name="ro1" table:number-rows-repeated="20">
          <table:table-cell table:number-columns-repeated="6"/>
        </table:table-row>
        <table:table-row table:style-name="ro1">
          <table:table-cell/>
          <table:table-cell office:value-type="string" calcext:value-type="string">
            <text:p>with no convergence</text:p>
          </table:table-cell>
          <table:table-cell/>
          <table:table-cell office:value-type="string" calcext:value-type="string">
            <text:p>max ite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4]" office:value-type="float" office:value="144" calcext:value-type="float">
            <text:p>144</text:p>
          </table:table-cell>
          <table:table-cell office:value-type="float" office:value="0.106" calcext:value-type="float">
            <text:p>0.106</text:p>
          </table:table-cell>
          <table:table-cell table:formula="of:=[.E38]/[.D38]/2" office:value-type="float" office:value="0.000368055555555556" calcext:value-type="float">
            <text:p>0.00036805555555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5]" office:value-type="float" office:value="576" calcext:value-type="float">
            <text:p>576</text:p>
          </table:table-cell>
          <table:table-cell office:value-type="float" office:value="0.15" calcext:value-type="float">
            <text:p>0.15</text:p>
          </table:table-cell>
          <table:table-cell table:formula="of:=[.E39]/[.D39]/2" office:value-type="float" office:value="0.000130208333333333" calcext:value-type="float">
            <text:p>0.0001302083333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6]" office:value-type="float" office:value="2304" calcext:value-type="float">
            <text:p>2304</text:p>
          </table:table-cell>
          <table:table-cell office:value-type="float" office:value="0.35" calcext:value-type="float">
            <text:p>0.35</text:p>
          </table:table-cell>
          <table:table-cell table:formula="of:=[.E40]/[.D40]/2" office:value-type="float" office:value="0.0000759548611111111" calcext:value-type="float">
            <text:p>7.59548611111111E-0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7]" office:value-type="float" office:value="9216" calcext:value-type="float">
            <text:p>9216</text:p>
          </table:table-cell>
          <table:table-cell office:value-type="float" office:value="1.093" calcext:value-type="float">
            <text:p>1.093</text:p>
          </table:table-cell>
          <table:table-cell table:formula="of:=[.E41]/[.D41]/2" office:value-type="float" office:value="0.0000592990451388889" calcext:value-type="float">
            <text:p>5.92990451388889E-0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8]" office:value-type="float" office:value="36864" calcext:value-type="float">
            <text:p>36864</text:p>
          </table:table-cell>
          <table:table-cell office:value-type="float" office:value="4.21" calcext:value-type="float">
            <text:p>4.21</text:p>
          </table:table-cell>
          <table:table-cell table:formula="of:=[.E42]/[.D42]/2" office:value-type="float" office:value="0.0000571017795138889" calcext:value-type="float">
            <text:p>5.71017795138889E-0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9]" office:value-type="float" office:value="147456" calcext:value-type="float">
            <text:p>147456</text:p>
          </table:table-cell>
          <table:table-cell office:value-type="float" office:value="16" calcext:value-type="float">
            <text:p>16</text:p>
          </table:table-cell>
          <table:table-cell table:formula="of:=[.E43]/[.D43]/2" office:value-type="float" office:value="0.0000542534722222222" calcext:value-type="float">
            <text:p>5.42534722222222E-0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10]" office:value-type="float" office:value="589824" calcext:value-type="float">
            <text:p>589824</text:p>
          </table:table-cell>
          <table:table-cell office:value-type="float" office:value="64.47" calcext:value-type="float">
            <text:p>64.47</text:p>
          </table:table-cell>
          <table:table-cell table:formula="of:=[.E44]/[.D44]/2" office:value-type="float" office:value="0.0000546518961588542" calcext:value-type="float">
            <text:p>5.46518961588542E-0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ed-up</text:p>
          </table:table-cell>
          <table:table-cell table:formula="of:=MAX([.F38:.F44])/MIN([.F38:.F44])" office:value-type="float" office:value="6.784" calcext:value-type="float">
            <text:p>6.784</text:p>
          </table:table-cell>
          <table:table-cell/>
        </table:table-row>
      </table:table>
      <table:table table:name="git main folder" table:style-name="ta1">
        <table:shapes>
          <draw:frame draw:z-index="0" draw:style-name="gr1" draw:text-style-name="P1" svg:width="6.2988in" svg:height="3.5429in" svg:x="4.7882in" svg:y="0.4996in">
            <draw:object draw:notify-on-update-of-ranges="'git main folder'.D1:'git main folder'.D7 'git main folder'.A1:'git main folder'.A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3*48" office:value-type="float" office:value="144" calcext:value-type="float">
            <text:p>144</text:p>
          </table:table-cell>
          <table:table-cell office:value-type="float" office:value="0.109" calcext:value-type="float">
            <text:p>0.109</text:p>
          </table:table-cell>
          <table:table-cell table:formula="of:=[.C1]/[.B1]/2" office:value-type="float" office:value="0.000378472222222222" calcext:value-type="float">
            <text:p>0.00037847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192" office:value-type="float" office:value="576" calcext:value-type="float">
            <text:p>576</text:p>
          </table:table-cell>
          <table:table-cell office:value-type="float" office:value="0.156" calcext:value-type="float">
            <text:p>0.156</text:p>
          </table:table-cell>
          <table:table-cell table:formula="of:=[.C2]/[.B2]/2" office:value-type="float" office:value="0.000135416666666667" calcext:value-type="float">
            <text:p>0.000135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768" office:value-type="float" office:value="2304" calcext:value-type="float">
            <text:p>2304</text:p>
          </table:table-cell>
          <table:table-cell office:value-type="float" office:value="0.352" calcext:value-type="float">
            <text:p>0.352</text:p>
          </table:table-cell>
          <table:table-cell table:formula="of:=[.C3]/[.B3]/2" office:value-type="float" office:value="0.0000763888888888889" calcext:value-type="float">
            <text:p>7.6388888888888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*3072" office:value-type="float" office:value="9216" calcext:value-type="float">
            <text:p>9216</text:p>
          </table:table-cell>
          <table:table-cell office:value-type="float" office:value="1.108" calcext:value-type="float">
            <text:p>1.108</text:p>
          </table:table-cell>
          <table:table-cell table:formula="of:=[.C4]/[.B4]/2" office:value-type="float" office:value="0.0000601128472222222" calcext:value-type="float">
            <text:p>6.01128472222222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*12288" office:value-type="float" office:value="36864" calcext:value-type="float">
            <text:p>36864</text:p>
          </table:table-cell>
          <table:table-cell office:value-type="float" office:value="4.069" calcext:value-type="float">
            <text:p>4.069</text:p>
          </table:table-cell>
          <table:table-cell table:formula="of:=[.C5]/[.B5]/2" office:value-type="float" office:value="0.0000551893446180556" calcext:value-type="float">
            <text:p>5.5189344618055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*49152" office:value-type="float" office:value="147456" calcext:value-type="float">
            <text:p>147456</text:p>
          </table:table-cell>
          <table:table-cell office:value-type="float" office:value="16.07" calcext:value-type="float">
            <text:p>16.07</text:p>
          </table:table-cell>
          <table:table-cell table:formula="of:=[.C6]/[.B6]/2" office:value-type="float" office:value="0.0000544908311631944" calcext:value-type="float">
            <text:p>5.44908311631944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*196608" office:value-type="float" office:value="589824" calcext:value-type="float">
            <text:p>589824</text:p>
          </table:table-cell>
          <table:table-cell office:value-type="float" office:value="64.407" calcext:value-type="float">
            <text:p>64.407</text:p>
          </table:table-cell>
          <table:table-cell table:formula="of:=[.C7]/[.B7]/2" office:value-type="float" office:value="0.0000545984903971354" calcext:value-type="float">
            <text:p>5.4598490397135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9:50:21.999394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9:17:38.870624358</meta:creation-date>
    <dc:date>2022-09-23T19:58:57.727143080</dc:date>
    <meta:editing-duration>PT17M5S</meta:editing-duration>
    <meta:editing-cycles>2</meta:editing-cycles>
    <meta:generator>LibreOffice/6.4.7.2$Linux_X86_64 LibreOffice_project/40$Build-2</meta:generator>
    <meta:document-statistic meta:table-count="2" meta:cell-count="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35cm" svg:y="3.954cm" style:legend-expansion="high" chart:style-name="ch2"/>
        <chart:plot-area chart:style-name="ch3" table:cell-range-address="'multigrid folder'.B4:'multigrid folder'.B10 'multigrid folder'.E4:'multigrid folder'.E10" svg:x="0.319cm" svg:y="0.18cm" svg:width="10.497cm" svg:height="8.645cm">
          <chartooo:coordinate-region svg:x="1.47cm" svg:y="0.379cm" svg:width="8.93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ultigrid folder'.E4:'multigrid folder'.E10" chart:class="chart:scatter">
            <chart:domain table:cell-range-address="'multigrid folder'.B4:'multigrid folder'.B10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ultigrid folder'.B4:'multigrid folder'.B10</svg:desc>
                </draw:g>
              </table:table-cell>
              <table:table-cell office:value-type="float" office:value="0.000177083333333333">
                <text:p>0.000177083333333333</text:p>
                <draw:g>
                  <svg:desc>'multigrid folder'.E4:'multigrid folder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50173611111111">
                <text:p>0.0001501736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670572916666667">
                <text:p>0.000067057291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67317708333333">
                <text:p>0.0000667317708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52029079861111">
                <text:p>0.000055202907986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535413953993055">
                <text:p>0.0000535413953993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541856553819444">
                <text:p>0.0000541856553819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61cm" svg:y="3.954cm" style:legend-expansion="high" chart:style-name="ch2"/>
        <chart:plot-area chart:style-name="ch3" table:cell-range-address="'multigrid folder'.C38:'multigrid folder'.C44 'multigrid folder'.F38:'multigrid folder'.F44" svg:x="0.319cm" svg:y="0.18cm" svg:width="10.523cm" svg:height="8.645cm">
          <chartooo:coordinate-region svg:x="1.602cm" svg:y="0.379cm" svg:width="8.96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ultigrid folder'.F38:'multigrid folder'.F44" chart:class="chart:scatter">
            <chart:domain table:cell-range-address="'multigrid folder'.C38:'multigrid folder'.C44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ultigrid folder'.C38:'multigrid folder'.C44</svg:desc>
                </draw:g>
              </table:table-cell>
              <table:table-cell office:value-type="float" office:value="0.000368055555555556">
                <text:p>0.000368055555555556</text:p>
                <draw:g>
                  <svg:desc>'multigrid folder'.F38:'multigrid folder'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30208333333333">
                <text:p>0.00013020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59548611111111">
                <text:p>0.00007595486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592990451388889">
                <text:p>0.000059299045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71017795138889">
                <text:p>0.000057101779513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542534722222222">
                <text:p>0.00005425347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546518961588542">
                <text:p>0.0000546518961588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'git main folder'.A1:'git main folder'.A7 'git main folder'.D1:'git main folder'.D7" svg:x="0.32cm" svg:y="0.18cm" svg:width="10.497cm" svg:height="8.64cm">
          <chartooo:coordinate-region svg:x="1.603cm" svg:y="0.379cm" svg:width="8.9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it main folder'.D1:'git main folder'.D7" chart:class="chart:scatter">
            <chart:domain table:cell-range-address="'git main folder'.A1:'git main folder'.A7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it main folder'.A1:'git main folder'.A7</svg:desc>
                </draw:g>
              </table:table-cell>
              <table:table-cell office:value-type="float" office:value="0.000378472222222222">
                <text:p>0.000378472222222222</text:p>
                <draw:g>
                  <svg:desc>'git main folder'.D1:'git main folder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35416666666667">
                <text:p>0.00013541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63888888888889">
                <text:p>0.0000763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01128472222222">
                <text:p>0.000060112847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551893446180556">
                <text:p>0.0000551893446180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544908311631944">
                <text:p>0.000054490831163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545984903971354">
                <text:p>0.00005459849039713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